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173in"/>
    </style:style>
    <style:style style:name="co2" style:family="table-column">
      <style:table-column-properties fo:break-before="auto" style:column-width="1.100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0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>
            <text:p>Simple Tangent</text:p>
          </table:table-cell>
          <table:table-cell office:value-type="string">
            <text:p>Kamikaze</text:p>
          </table:table-cell>
          <table:table-cell office:value-type="string">
            <text:p>Simple Retrieve</text:p>
          </table:table-cell>
          <table:table-cell office:value-type="string">
            <text:p>Dan Simple</text:p>
          </table:table-cell>
          <table:table-cell office:value-type="string">
            <text:p>Tangent Camp</text:p>
          </table:table-cell>
          <table:table-cell office:value-type="string">
            <text:p>Zap Strategy</text:p>
          </table:table-cell>
        </table:table-row>
        <table:table-row table:style-name="ro1">
          <table:table-cell office:value-type="string">
            <text:p>Simple Tangent</text:p>
          </table:table-cell>
          <table:table-cell office:value-type="string">
            <text:p>1W, 1L</text:p>
          </table:table-cell>
          <table:table-cell office:value-type="string">
            <text:p>0W, 1L</text:p>
          </table:table-cell>
          <table:table-cell office:value-type="string">
            <text:p>2W, 0L</text:p>
          </table:table-cell>
          <table:table-cell/>
          <table:table-cell office:value-type="string">
            <text:p>0W, 1L</text:p>
          </table:table-cell>
          <table:table-cell office:value-type="string">
            <text:p>1W, 0L</text:p>
          </table:table-cell>
        </table:table-row>
        <table:table-row table:style-name="ro1">
          <table:table-cell office:value-type="string">
            <text:p>Kamikaze</text:p>
          </table:table-cell>
          <table:table-cell office:value-type="string">
            <text:p>2W, 0L</text:p>
          </table:table-cell>
          <table:table-cell office:value-type="string">
            <text:p>0W, 1L</text:p>
          </table:table-cell>
          <table:table-cell office:value-type="string">
            <text:p>4W, 0L</text:p>
          </table:table-cell>
          <table:table-cell office:value-type="string">
            <text:p>5W, 0L</text:p>
          </table:table-cell>
          <table:table-cell table:number-columns-repeated="2" office:value-type="string">
            <text:p>1W, 0L</text:p>
          </table:table-cell>
        </table:table-row>
        <table:table-row table:style-name="ro1">
          <table:table-cell office:value-type="string">
            <text:p>Simple Retrieve</text:p>
          </table:table-cell>
          <table:table-cell office:value-type="string">
            <text:p>1W, 1L</text:p>
          </table:table-cell>
          <table:table-cell office:value-type="string">
            <text:p>0W, 1L</text:p>
          </table:table-cell>
          <table:table-cell office:value-type="string">
            <text:p>2W, 0L</text:p>
          </table:table-cell>
          <table:table-cell office:value-type="string">
            <text:p>4W, 0L</text:p>
          </table:table-cell>
          <table:table-cell table:number-columns-repeated="2" office:value-type="string">
            <text:p>1W, 0L</text:p>
          </table:table-cell>
        </table:table-row>
        <table:table-row table:style-name="ro1">
          <table:table-cell office:value-type="string">
            <text:p>Dan Simple</text:p>
          </table:table-cell>
          <table:table-cell office:value-type="string">
            <text:p>0W, 2L</text:p>
          </table:table-cell>
          <table:table-cell office:value-type="string">
            <text:p>1W, 0L</text:p>
          </table:table-cell>
          <table:table-cell office:value-type="string">
            <text:p>3W, 0L</text:p>
          </table:table-cell>
          <table:table-cell/>
          <table:table-cell office:value-type="string">
            <text:p>0W, 1L</text:p>
          </table:table-cell>
          <table:table-cell office:value-type="string">
            <text:p>1W, 0L</text:p>
          </table:table-cell>
        </table:table-row>
        <table:table-row table:style-name="ro1">
          <table:table-cell office:value-type="string">
            <text:p>Tangent Camp</text:p>
          </table:table-cell>
          <table:table-cell office:value-type="string">
            <text:p>2W, 0L</text:p>
          </table:table-cell>
          <table:table-cell table:number-columns-repeated="2" office:value-type="string">
            <text:p>1W, 0L</text:p>
          </table:table-cell>
          <table:table-cell/>
          <table:table-cell table:number-columns-repeated="2" office:value-type="string">
            <text:p>1W, 0L</text:p>
          </table:table-cell>
        </table:table-row>
        <table:table-row table:style-name="ro1">
          <table:table-cell office:value-type="string">
            <text:p>Zap Strategy</text:p>
          </table:table-cell>
          <table:table-cell office:value-type="string">
            <text:p>1W, 1L</text:p>
          </table:table-cell>
          <table:table-cell office:value-type="string">
            <text:p>1W, 0L</text:p>
          </table:table-cell>
          <table:table-cell office:value-type="string">
            <text:p>1W, 2L</text:p>
          </table:table-cell>
          <table:table-cell/>
          <table:table-cell office:value-type="string">
            <text:p>1W, 0L</text:p>
          </table:table-cell>
          <table:table-cell office:value-type="string">
            <text:p>0W, 1L</text:p>
          </table:table-cell>
        </table:table-row>
        <table:table-row table:style-name="ro1">
          <table:table-cell office:value-type="string">
            <text:p>ZR AI Default Opponent</text:p>
          </table:table-cell>
          <table:table-cell table:number-columns-repeated="4"/>
          <table:table-cell office:value-type="string">
            <text:p>1W, 0L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7">10/27/2010</text:date>, <text:time>08:3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7T08:23:13</meta:creation-date>
    <dc:date>2010-10-27T08:36:04</dc:date>
    <meta:editing-duration>PT00H12M52S</meta:editing-duration>
    <meta:editing-cycles>2</meta:editing-cycles>
    <meta:generator>OpenOffice.org/3.2$Linux OpenOffice.org_project/320m19$Build-9505</meta:generator>
    <meta:document-statistic meta:table-count="3" meta:cell-count="46" meta:object-count="0"/>
  </office:meta>
</office:document-meta>
</file>